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86mm"/>
    </style:style>
    <style:style style:name="co3" style:family="table-column">
      <style:table-column-properties fo:break-before="auto" style:column-width="52.93mm"/>
    </style:style>
    <style:style style:name="co4" style:family="table-column">
      <style:table-column-properties fo:break-before="auto" style:column-width="42.32mm"/>
    </style:style>
    <style:style style:name="co5" style:family="table-column">
      <style:table-column-properties fo:break-before="auto" style:column-width="43.37mm"/>
    </style:style>
    <style:style style:name="co6" style:family="table-column">
      <style:table-column-properties fo:break-before="auto" style:column-width="36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2" svg:width="337.89mm" svg:height="89.88mm" svg:x="270.2mm" svg:y="13.56mm">
            <draw:object draw:notify-on-update-of-ranges="Tabelle1.B2:Tabelle1.B2 Tabelle1.B3:Tabelle1.B802 Tabelle1.C2:Tabelle1.C2 Tabelle1.C3:Tabelle1.C802" xlink:href="./Object 1" xlink:type="simple" xlink:show="embed" xlink:actuate="onLoad">
              <loext:p text:style-name="P1">413STandSt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340.51mm" svg:height="90.1mm" svg:x="268.86mm" svg:y="118.69mm">
            <draw:object draw:notify-on-update-of-ranges="Tabelle1.E2:Tabelle1.E2 Tabelle1.E3:Tabelle1.E803 Tabelle1.F2:Tabelle1.F2 Tabelle1.F3:Tabelle1.F8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Messung digital 05.08.20 (mm)</text:p>
          </table:table-cell>
          <table:table-cell office:value-type="string" calcext:value-type="string">
            <text:p>Messung analog 05.08.20 (mm)</text:p>
          </table:table-cell>
          <table:table-cell/>
          <table:table-cell office:value-type="string" calcext:value-type="string">
            <text:p>Messung digital 06.08.20</text:p>
          </table:table-cell>
          <table:table-cell office:value-type="string" calcext:value-type="string">
            <text:p>Messung analog 06.08.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table:style-name="ce3" office:value-type="string" calcext:value-type="string">
            <text:p>Standardabweichung:</text:p>
          </table:table-cell>
          <table:table-cell table:style-name="ce4" table:formula="of:=AVEDEV([.B3:.B802])" office:value-type="float" office:value="2.15455" calcext:value-type="float">
            <text:p>2,15</text:p>
          </table:table-cell>
          <table:table-cell table:style-name="ce3" office:value-type="string" calcext:value-type="string">
            <text:p>m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table:style-name="ce3" office:value-type="string" calcext:value-type="string">
            <text:p>Standardabweichung:</text:p>
          </table:table-cell>
          <table:table-cell table:style-name="ce4" table:formula="of:=AVEDEV([.E3:.E803])" office:value-type="float" office:value="2.33286107721153" calcext:value-type="float">
            <text:p>2,33</text:p>
          </table:table-cell>
          <table:table-cell table:style-name="ce3" office:value-type="string" calcext:value-type="string">
            <text:p>m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48" calcext:value-type="float">
            <text:p>44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48" calcext:value-type="float">
            <text:p>44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51" calcext:value-type="float">
            <text:p>45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51" calcext:value-type="float">
            <text:p>45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 table:number-rows-repeated="104777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Tabelle1.F4:Tabelle1.F80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.00.0000</text:date>, <text:time style:data-style-name="N2" text:time-value="13:03:29.37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2:55:57.251000000</meta:creation-date>
    <dc:date>2020-08-07T13:27:46.443000000</dc:date>
    <meta:editing-duration>PT59M56S</meta:editing-duration>
    <meta:editing-cycles>4</meta:editing-cycles>
    <meta:generator>LibreOffice/6.0.6.2$Windows_X86_64 LibreOffice_project/0c292870b25a325b5ed35f6b45599d2ea4458e77</meta:generator>
    <meta:document-statistic meta:table-count="1" meta:cell-count="40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4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linear"/>
      <style:graphic-properties svg:stroke-width="0.1cm" svg:stroke-color="#f58220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79cm" svg:height="8.989cm" xlink:href=".." xlink:type="simple" chart:class="chart:line" chart:style-name="ch1">
        <chart:legend chart:legend-position="end" svg:x="26.223cm" svg:y="3.688cm" style:legend-expansion="high" chart:style-name="ch2"/>
        <chart:plot-area chart:style-name="ch3" table:cell-range-address="Tabelle1.B2:Tabelle1.C802" chart:data-source-has-labels="row" svg:x="1.676cm" svg:y="0.179cm" svg:width="23.872cm" svg:height="7.66cm">
          <chartooo:coordinate-region svg:x="2.499cm" svg:y="0.298cm" svg:width="23.049cm" svg:height="6.519cm"/>
          <chart:axis chart:dimension="x" chart:name="primary-x" chart:style-name="ch4">
            <chart:title svg:x="13.036cm" svg:y="8.018cm" chart:style-name="ch5">
              <text:p>Sample</text:p>
            </chart:title>
          </chart:axis>
          <chart:axis chart:dimension="y" chart:name="primary-y" chart:style-name="ch6">
            <chart:title svg:x="0.451cm" svg:y="5.082cm" chart:style-name="ch7">
              <text:p>Distance (mm)</text:p>
            </chart:title>
            <chart:grid chart:style-name="ch8" chart:class="major"/>
          </chart:axis>
          <chart:series chart:style-name="ch9" chart:values-cell-range-address="Tabelle1.B3:Tabelle1.B802" chart:label-cell-address="Tabelle1.B2:Tabelle1.B2" chart:class="chart:line">
            <chart:regression-curve chart:style-name="ch10">
              <chart:equation chart:display-equation="true" chart:display-r-square="false" svg:x="3.562cm" svg:y="5.068cm"/>
            </chart:regression-curve>
            <chart:data-point chart:repeated="799"/>
          </chart:series>
          <chart:series chart:style-name="ch11" chart:values-cell-range-address="Tabelle1.C3:Tabelle1.C802" chart:label-cell-address="Tabelle1.C2:Tabelle1.C2" chart:class="chart:line">
            <chart:data-point chart:repeated="7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sung digital 05.08.20 (mm)</text:p>
                <draw:g>
                  <svg:desc>Tabelle1.B2:Tabelle1.B2</svg:desc>
                </draw:g>
              </table:table-cell>
              <table:table-cell office:value-type="string">
                <text:p>Messung analog 05.08.20 (mm)</text:p>
                <draw:g>
                  <svg:desc>Tabelle1.C2:Tabe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">
                <text:p>459</text:p>
                <draw:g>
                  <svg:desc>Tabelle1.B3:Tabelle1.B802</svg:desc>
                </draw:g>
              </table:table-cell>
              <table:table-cell office:value-type="float" office:value="455">
                <text:p>455</text:p>
                <draw:g>
                  <svg:desc>Tabelle1.C3:Tabelle1.C8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66">
                <text:p>46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66">
                <text:p>46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6">
                <text:p>46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66">
                <text:p>46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48">
                <text:p>44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48">
                <text:p>44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65">
                <text:p>4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60">
                <text:p>4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64">
                <text:p>4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63">
                <text:p>4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58">
                <text:p>4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51">
                <text:p>45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51">
                <text:p>45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52">
                <text:p>4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56">
                <text:p>4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57">
                <text:p>4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59">
                <text:p>459</text:p>
              </table:table-cell>
              <table:table-cell office:value-type="float" office:value="455">
                <text:p>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faa61a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052cm" svg:height="9.011cm" xlink:href=".." xlink:type="simple" chart:class="chart:line" chart:style-name="ch1">
        <chart:legend chart:legend-position="end" svg:x="27.437cm" svg:y="3.699cm" style:legend-expansion="high" chart:style-name="ch2"/>
        <chart:plot-area chart:style-name="ch3" table:cell-range-address="Tabelle1.E2:Tabelle1.F803" chart:data-source-has-labels="row" svg:x="1.682cm" svg:y="0.18cm" svg:width="25.074cm" svg:height="7.68cm">
          <chartooo:coordinate-region svg:x="2.505cm" svg:y="0.299cm" svg:width="24.251cm" svg:height="6.539cm"/>
          <chart:axis chart:dimension="x" chart:name="primary-x" chart:style-name="ch4">
            <chart:title svg:x="13.643cm" svg:y="8.04cm" chart:style-name="ch5">
              <text:p>Sample</text:p>
            </chart:title>
          </chart:axis>
          <chart:axis chart:dimension="y" chart:name="primary-y" chart:style-name="ch4">
            <chart:title svg:x="0.451cm" svg:y="5.146cm" chart:style-name="ch6">
              <text:p>Distance in mm</text:p>
            </chart:title>
            <chart:grid chart:style-name="ch7" chart:class="major"/>
          </chart:axis>
          <chart:series chart:style-name="ch8" chart:values-cell-range-address="Tabelle1.E3:Tabelle1.E803" chart:label-cell-address="Tabelle1.E2:Tabelle1.E2" chart:class="chart:line">
            <chart:regression-curve chart:style-name="ch9"/>
            <chart:data-point chart:repeated="800"/>
          </chart:series>
          <chart:series chart:style-name="ch10" chart:values-cell-range-address="Tabelle1.F3:Tabelle1.F803" chart:label-cell-address="Tabelle1.F2:Tabelle1.F2" chart:class="chart:line">
            <chart:data-point chart:repeated="8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sung digital 06.08.20</text:p>
                <draw:g>
                  <svg:desc>Tabelle1.E2:Tabelle1.E2</svg:desc>
                </draw:g>
              </table:table-cell>
              <table:table-cell office:value-type="string">
                <text:p>Messung analog 06.08.20</text:p>
                <draw:g>
                  <svg:desc>Tabelle1.F2:Tabe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">
                <text:p>404</text:p>
                <draw:g>
                  <svg:desc>Tabelle1.E3:Tabelle1.E803</svg:desc>
                </draw:g>
              </table:table-cell>
              <table:table-cell office:value-type="float" office:value="413">
                <text:p>413</text:p>
                <draw:g>
                  <svg:desc>Tabelle1.F3:Tabelle1.F8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18">
                <text:p>41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18">
                <text:p>41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16">
                <text:p>4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02">
                <text:p>40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05">
                <text:p>40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06">
                <text:p>40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10">
                <text:p>41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13">
                <text:p>41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09">
                <text:p>40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